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0A7100000B2B583C812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ahome" svg:font-family="Tahome"/>
    <style:font-face style:name="tahoma" svg:font-family="tahoma, arial, verdana, sans-serif, 'Lucida Sans'"/>
    <style:font-face style:name="Adobe Gurmukhi" svg:font-family="'Adobe Gurmukhi'" style:font-adornments="Bold" style:font-family-generic="modern" style:font-pitch="variable"/>
    <style:font-face style:name="Adobe Naskh Medium" svg:font-family="'Adobe Naskh Medium'" style:font-family-generic="modern" style:font-pitch="variable"/>
    <style:font-face style:name="Adobe Arabic" svg:font-family="'Adobe Arabic'" style:font-family-generic="roman" style:font-pitch="variable"/>
    <style:font-face style:name="Adobe Caslon Pro" svg:font-family="'Adobe Caslon Pro'" style:font-family-generic="roman" style:font-pitch="variable"/>
    <style:font-face style:name="Adobe Caslon Pro Bold" svg:font-family="'Adobe Caslon Pro Bold'" style:font-family-generic="roman" style:font-pitch="variable"/>
    <style:font-face style:name="Adobe Devanagari" svg:font-family="'Adobe Devanagari'" style:font-adornments="Bold" style:font-family-generic="roman" style:font-pitch="variable"/>
    <style:font-face style:name="Adobe Fangsong Std R" svg:font-family="'Adobe Fangsong Std R'" style:font-family-generic="roman" style:font-pitch="variable"/>
    <style:font-face style:name="Adobe Garamond Pro" svg:font-family="'Adobe Garamond Pro'" style:font-family-generic="roman" style:font-pitch="variable"/>
    <style:font-face style:name="Adobe Hebrew" svg:font-family="'Adobe Hebrew'" style:font-family-generic="roman" style:font-pitch="variable"/>
    <style:font-face style:name="Adobe Kaiti Std R" svg:font-family="'Adobe Kaiti Std R'" style:font-family-generic="roman" style:font-pitch="variable"/>
    <style:font-face style:name="Adobe Ming Std L" svg:font-family="'Adobe Ming Std L'" style:font-family-generic="roman" style:font-pitch="variable"/>
    <style:font-face style:name="Adobe Myungjo Std M" svg:font-family="'Adobe Myungjo Std M'" style:font-family-generic="roman" style:font-pitch="variable"/>
    <style:font-face style:name="Adobe Song Std L" svg:font-family="'Adobe Song Std L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dobe Fan Heiti Std B" svg:font-family="'Adobe Fan Heiti Std B'" style:font-family-generic="swiss" style:font-pitch="variable"/>
    <style:font-face style:name="Adobe Gothic Std B" svg:font-family="'Adobe Gothic Std B'" style:font-adornments="B" style:font-family-generic="swiss" style:font-pitch="variable"/>
    <style:font-face style:name="Adobe Heiti Std R" svg:font-family="'Adobe Heiti Std R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Ruehl" svg:font-family="FrankRuehl" style:font-family-generic="swiss" style:font-pitch="variable"/>
    <style:font-face style:name="Franklin Gothic Medium" svg:font-family="'Franklin Gothic Medium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language="ru" fo:country="RU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Franklin Gothic Medium"/>
    </style:style>
    <style:style style:name="P6" style:family="paragraph" style:parent-style-name="Standard">
      <style:text-properties style:font-name="Franklin Gothic Medium" fo:font-size="10pt" style:font-size-asian="10pt" style:font-size-complex="10pt"/>
    </style:style>
    <style:style style:name="P7" style:family="paragraph" style:parent-style-name="Standard">
      <style:text-properties style:font-name="Franklin Gothic Medium"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000000" style:font-name="tahoma" fo:font-size="8.25pt" fo:letter-spacing="normal" fo:font-style="normal"/>
    </style:style>
    <style:style style:name="T4" style:family="text">
      <style:text-properties fo:font-variant="normal" fo:text-transform="none" fo:color="#000000" style:font-name="tahoma" fo:font-size="8.25pt" fo:letter-spacing="normal" fo:font-style="normal" fo:font-weight="normal"/>
    </style:style>
    <style:style style:name="T5" style:family="text">
      <style:text-properties fo:font-variant="normal" fo:text-transform="none" fo:color="#000000" style:font-name="tahoma" fo:letter-spacing="normal" fo:font-style="normal"/>
    </style:style>
    <style:style style:name="T6" style:family="text">
      <style:text-properties fo:font-variant="normal" fo:text-transform="none" fo:color="#000000" style:font-name="tahoma" fo:letter-spacing="normal" fo:font-style="normal" fo:font-weight="normal"/>
    </style:style>
    <style:style style:name="T7" style:family="text">
      <style:text-properties fo:font-variant="normal" fo:text-transform="none" fo:color="#000000" style:font-name="tahoma" fo:letter-spacing="normal" fo:language="en" fo:country="US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style:font-name="tahoma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fo:letter-spacing="normal" fo:language="en" fo:country="US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fo:letter-spacing="normal" fo:font-style="normal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000000" fo:letter-spacing="normal" fo:language="ru" fo:country="RU" fo:font-style="normal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Графический объект2" text:anchor-type="paragraph" svg:x="0.021cm" svg:y="-0.067cm" svg:width="2.672cm" svg:height="2.859cm" draw:z-index="0"><draw:image xlink:href="Pictures/2000000700000A7100000B2B583C812B.svm" xlink:type="simple" xlink:show="embed" xlink:actuate="onLoad"/></draw:frame></text:p>
      <text:p text:style-name="P6">ФЕДЕРАЛЬНОЕ ГОСУДАРСТВЕННОЕ БЮДЖЕТНОЕ УЧРЕЖДЕНИЕ</text:p>
      <text:p text:style-name="P5"><text:span text:style-name="T2">ВЫСШЕГО ПРОФЕССИОНАЛЬНОГО ОБРАЗОВАНИЯ И НАУКИ</text:span></text:p>
      <text:p text:style-name="P7">САНКТ-ПЕТЕРБУРГСКИЙ АКАДЕМИЧЕСКИЙ УНИВЕРСИТЕТ <text:span text:style-name="T1">—</text:span></text:p>
      <text:p text:style-name="P7">НАУЧНО-ОБРАЗОВАТЕЛЬНЫЙ ЦЕНТР НАНОТЕХНОЛОГИЙ</text:p>
      <text:p text:style-name="P7">РОССИЙСКОЙ АКАДЕМИИ НАУК</text:p>
      <text:p text:style-name="Horizontal_20_Line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РЕФЕРАТ</text:p>
      <text:p text:style-name="P1"/>
      <text:p text:style-name="P2"><text:span text:style-name="T9">«</text:span><text:span text:style-name="T13">Алгоритмы построения прямолинейных программ</text:span><text:span text:style-name="T11">»</text:span><text:span text:style-name="T10"> </text:span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3"><text:span text:style-name="T12"><text:s text:c="2"/></text:span></text:p>
      <text:p text:style-name="P3"><text:span text:style-name="T12"/></text:p>
      <text:p text:style-name="P3"><text:span text:style-name="T12">Выполнил:</text:span><text:span text:style-name="T10"> <text:s text:c="49"/>Курпилянский Е.Б.</text:span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4"><text:span text:style-name="T10">Санкт-Петербург</text:span></text:p>
      <text:p text:style-name="P4"><text:span text:style-name="T10">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ahome" svg:font-family="Tahome"/>
    <style:font-face style:name="tahoma" svg:font-family="tahoma, arial, verdana, sans-serif, 'Lucida Sans'"/>
    <style:font-face style:name="Adobe Gurmukhi" svg:font-family="'Adobe Gurmukhi'" style:font-adornments="Bold" style:font-family-generic="modern" style:font-pitch="variable"/>
    <style:font-face style:name="Adobe Naskh Medium" svg:font-family="'Adobe Naskh Medium'" style:font-family-generic="modern" style:font-pitch="variable"/>
    <style:font-face style:name="Adobe Arabic" svg:font-family="'Adobe Arabic'" style:font-family-generic="roman" style:font-pitch="variable"/>
    <style:font-face style:name="Adobe Caslon Pro" svg:font-family="'Adobe Caslon Pro'" style:font-family-generic="roman" style:font-pitch="variable"/>
    <style:font-face style:name="Adobe Caslon Pro Bold" svg:font-family="'Adobe Caslon Pro Bold'" style:font-family-generic="roman" style:font-pitch="variable"/>
    <style:font-face style:name="Adobe Devanagari" svg:font-family="'Adobe Devanagari'" style:font-adornments="Bold" style:font-family-generic="roman" style:font-pitch="variable"/>
    <style:font-face style:name="Adobe Fangsong Std R" svg:font-family="'Adobe Fangsong Std R'" style:font-family-generic="roman" style:font-pitch="variable"/>
    <style:font-face style:name="Adobe Garamond Pro" svg:font-family="'Adobe Garamond Pro'" style:font-family-generic="roman" style:font-pitch="variable"/>
    <style:font-face style:name="Adobe Hebrew" svg:font-family="'Adobe Hebrew'" style:font-family-generic="roman" style:font-pitch="variable"/>
    <style:font-face style:name="Adobe Kaiti Std R" svg:font-family="'Adobe Kaiti Std R'" style:font-family-generic="roman" style:font-pitch="variable"/>
    <style:font-face style:name="Adobe Ming Std L" svg:font-family="'Adobe Ming Std L'" style:font-family-generic="roman" style:font-pitch="variable"/>
    <style:font-face style:name="Adobe Myungjo Std M" svg:font-family="'Adobe Myungjo Std M'" style:font-family-generic="roman" style:font-pitch="variable"/>
    <style:font-face style:name="Adobe Song Std L" svg:font-family="'Adobe Song Std L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dobe Fan Heiti Std B" svg:font-family="'Adobe Fan Heiti Std B'" style:font-family-generic="swiss" style:font-pitch="variable"/>
    <style:font-face style:name="Adobe Gothic Std B" svg:font-family="'Adobe Gothic Std B'" style:font-adornments="B" style:font-family-generic="swiss" style:font-pitch="variable"/>
    <style:font-face style:name="Adobe Heiti Std R" svg:font-family="'Adobe Heiti Std R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Ruehl" svg:font-family="FrankRuehl" style:font-family-generic="swiss" style:font-pitch="variable"/>
    <style:font-face style:name="Franklin Gothic Medium" svg:font-family="'Franklin Gothic Medium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1T18:49:13.84</meta:creation-date>
    <meta:document-statistic meta:table-count="0" meta:image-count="1" meta:object-count="0" meta:page-count="1" meta:paragraph-count="11" meta:word-count="29" meta:character-count="357"/>
    <dc:date>2014-07-01T19:38:10.31</dc:date>
    <meta:editing-duration>PT15M6S</meta:editing-duration>
    <meta:editing-cycles>1</meta:editing-cycles>
    <meta:generator>OpenOffice/4.0.1$Win32 OpenOffice.org_project/401m5$Build-9714</meta:generator>
  </office:meta>
</office:document-meta>
</file>